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4pt" style:font-name-asian="Arial" style:font-size-asian="14pt" style:font-size-complex="14p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Verdana" fo:font-size="14pt" style:font-name-asian="Arial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20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21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22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2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Verdana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Verdana" fo:font-size="15pt" fo:font-style="normal" style:text-underline-style="none" fo:font-weight="normal" style:text-blinking="false" fo:background-color="transparent" style:font-name-asian="Arial" style:font-size-asian="15pt" style:language-asian="ja" style:country-asian="JP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9" style:family="paragraph" style:parent-style-name="Table_20_Contents">
      <style:text-properties style:font-name="Verdana" fo:font-size="14pt" style:font-size-asian="14pt" style:font-size-complex="14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style:text-blinking="false" fo:background-color="#cfe2f3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style:font-name-asian="Arial" style:font-size-asian="14pt" style:language-asian="ja" style:country-asian="JP" style:font-size-complex="14pt"/>
    </style:style>
    <style:style style:name="T9" style:family="text">
      <style:text-properties fo:font-size="14pt" style:font-name-asian="Arial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fo:font-weight="normal"/>
    </style:style>
    <style:style style:name="T13" style:family="text">
      <style:text-properties fo:font-weight="normal" fo:background-color="#ffe599"/>
    </style:style>
    <style:style style:name="T14" style:family="text">
      <style:text-properties style:language-asian="ko" style:country-asian="KR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8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5">महर्षि स्वामी दयानन्द सरस्वती (१८२४-१८८३)</text:p>
            <text:p text:style-name="P15"><text:s/>आधुनिक भारत के महान </text:p>
            <text:p text:style-name="P15">चिन्तक, समाज-सुधारक व देशभक्त थे</text:p>
            <text:p text:style-name="P15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5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6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8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>वे महान ईश्वर भक्त थे,</text:p>
            <text:p text:style-name="P15"><text:s/>उन्होंने मुंबई में एक [समाज]]</text:p>
            <text:p text:style-name="P15"><text:s/>सुधारक संगठन - आर्य समाज </text:p>
            <text:p text:style-name="P15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5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6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9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कबीर या भगत कबीर </text:p>
            <text:p text:style-name="P15">15वीं सदी के </text:p>
            <text:p text:style-name="P15">भारतीय रहस्यवादी कवि</text:p>
            <text:p text:style-name="P15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5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7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9">https://hi.wikipedia.org/wiki/श</text:span></text:a><text:span text:style-name="T9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5">शास्त्रीय संगीत</text:p>
            <text:p text:style-name="P15">भारतीय शास्त्रीय संगीत या मार्ग, </text:p>
            <text:p text:style-name="P15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11">g ~ Route</text:span></text:p>
            <text:p text:style-name="P11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5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9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5"><text:s/>वे हिन्दी साहित्य के </text:p>
            <text:p text:style-name="P15">भक्तिकालीन युग में ज्ञानाश्र -निर्गुण</text:p>
            <text:p text:style-name="P15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0">ve ~ 그들은 / Hindi ~ 힌디 / <text:s/>sa:hitya ~ 문학의 / of</text:p>
            <text:p text:style-name="P10">bhaktika:li:n ~ Devout / yug ~ 시대 / men ~ 에서 / gya:nashrayi: ~ 지식이 풍부한 / nirgun% ~ nirgun</text:p>
            <text:p text:style-name="P10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<text:s/>इनकी रचनाओं ने हिन्दी</text:p>
            <text:p text:style-name="P15">प्रदेश <text:s/>के भक्ति आंदोलन को गहरे</text:p>
            <text:p text:style-name="P15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0">inaki: ~ 그들의 / rachana:o:ng ~ Compositions / ne ~ 있다 / Hindi</text:p>
            <text:p text:style-name="P10">pradesh ~ Region / of / bhakti ~ 헌신 献身 / a:ngdolan ~ 운동 / of / gahare ~ 깊은</text:p>
            <text:p text:style-name="P10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span text:style-name="T13">“ उनका लेखन” </text:span><text:a xlink:type="simple" xlink:href="https://hi.wikipedia.org/wiki/कब" text:style-name="Internet_20_link" text:visited-style-name="Visited_20_Internet_20_Link"><text:span text:style-name="T12">https://hi.wikipedia.org/wiki/कब</text:span></text:a><text:span text:style-name="T13">ीर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उनका लेखन सिखों</text:p>
            <text:p text:style-name="P15">के आदि ग्रंथ में</text:p>
            <text:p text:style-name="P15"><text:s/>भी देखने को मिलता है।</text:p>
          </table:table-cell>
        </table:table-row>
        <table:table-row>
          <table:table-cell table:style-name="表11.A2" office:value-type="string">
            <text:p text:style-name="P10">unaka: ~ 그들의 / lekhan ~ 작문 / sikho:n ~ 시크교</text:p>
            <text:p text:style-name="P10">ke / a:di ~ 기타 / granth ~ 문자 / meng ~ 에서</text:p>
            <text:p text:style-name="P10">bhi: ~ as well / de:kane: ~ see / of / to mix / he: ~ 입니다</text:p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वे हिन्दू धर्म व इस्लाम के आलोचक थे।</text:p>
          </table:table-cell>
        </table:table-row>
        <table:table-row>
          <table:table-cell table:style-name="表12.A2" office:value-type="string">
            <text:p text:style-name="P10">ve ~ 그들은 / hindu: / dharm ~ 종교 / va ~ 그리고 / isla:ma / a:lochak ~ 비평가</text:p>
          </table:table-cell>
        </table:table-row>
      </table:table>
      <text:p text:style-name="P2">1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5">उन्होंने सामाजिक अंधविश्वास की निंदा की औ</text:p>
            <text:p text:style-name="P15">और सामाजिक बुराइयों की</text:p>
            <text:p text:style-name="P15"><text:s/>कड़ी आलोचना की थी।</text:p>
          </table:table-cell>
        </table:table-row>
        <table:table-row>
          <table:table-cell table:style-name="表13.A2" office:value-type="string">
            <text:p text:style-name="P10">unhonne ~ 그들은 / sa:ma:jik ~ 사회 / angdhavishva:s ~ 迷信 / ki: / ninda ~ 비난 / ki: / a:lochana: ~ 비판 / ki: / were</text:p>
            <text:p text:style-name="P10"><text:soft-page-break/>o:r ~ 그리고 / <text:s/>사회 / buraiong ~ 悪 / ki:</text:p>
            <text:p text:style-name="P10">kad%i: ~ 링크</text:p>
            <text:p text:style-name="P10"/>
          </table:table-cell>
        </table:table-row>
      </table:table>
      <text:p text:style-name="P2"/>
      <text:p text:style-name="P7"><text:span text:style-name="T3">[next] </text:span><text:span text:style-name="T4">“उनके जीवनकाल” </text:span><text:a xlink:type="simple" xlink:href="https://hi.wikipedia.org/wiki/कब" text:style-name="Internet_20_link" text:visited-style-name="Visited_20_Internet_20_Link"><text:span text:style-name="T3">https://hi.wikipedia.org/wiki/कब</text:span></text:a><text:span text:style-name="T4">ीर </text:span></text:p>
      <text:p text:style-name="Text_20_body"/>
      <text:p text:style-name="P6">[/  20191218_150417]</text:p>
      <text:p text:style-name="Text_20_body"/>
      <text:p text:style-name="P8"/>
      <text:p text:style-name="P1">------------------------------------------------------------</text:p>
      <text:p text:style-name="P5">[20191218_15075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ar.wikipedia.org/wiki/صوفية" text:style-name="Internet_20_link" text:visited-style-name="Visited_20_Internet_20_Link">https://ar.wikipedia.org/wiki/صوفية</text:a>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الصوفية أو التصوف هو</text:p>
            <text:p text:style-name="P15"><text:s/>مذهب إسلامي</text:p>
          </table:table-cell>
        </table:table-row>
        <table:table-row>
          <table:table-cell table:style-name="表14.A2" office:value-type="string">
            <text:p text:style-name="P9">al's^u:fi:ya / aw ~ 또는 / al'tas^awn ~ 신비주의 / hu:wa ~ 그 / </text:p>
            <text:p text:style-name="P9">madzahabun ~ 교리 / islami:yun ~ 이슬람</text:p>
          </table:table-cell>
        </table:table-row>
      </table:table>
      <text:p text:style-name="P2">2. 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<text:s/>لكن وفق الرؤية الصوفية </text:p>
            <text:p text:style-name="P15">ليست مذهبًا،</text:p>
          </table:table-cell>
        </table:table-row>
        <table:table-row>
          <table:table-cell table:style-name="表15.A2" office:value-type="string">
            <text:p text:style-name="P9">lakina ~ 하지만 / wafqa: ~ As / al'ru:wi:ya: ~ 비전 / al'su:fi:ya ~ Sufism / layisa:t ~ 그렇지 않습니다. </text:p>
            <text:p text:style-name="P9">madzahaban ~ 컬트.</text:p>
          </table:table-cell>
        </table:table-row>
      </table:table>
      <text:p text:style-name="P3"/>
      <text:p text:style-name="P7"><text:span text:style-name="T3">[next] </text:span><text:span text:style-name="T4">“وإنما هو” https://ar.wikipedia.org/wiki/صوفية</text:span></text:p>
      <text:p text:style-name="Text_20_body"/>
      <text:p text:style-name="P6">[/  20191218_152540]</text:p>
      <text:p text:style-name="Text_20_body"><text:soft-page-break/></text:p>
      <text:p text:style-name="P8"/>
      <text:p text:style-name="P1">------------------------------------------------------------</text:p>
      <text:p text:style-name="P5">[20191219_134225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<text:s/>उनके जीवनकाल के दौरान </text:p>
            <text:p text:style-name="P15">हिन्दू और मुसलमान दोनों ने</text:p>
            <text:p text:style-name="P15"><text:s/>उन्हें अपने विचार के लिए </text:p>
            <text:p text:style-name="P15">धमकी दी थी।[2]</text:p>
          </table:table-cell>
        </table:table-row>
        <table:table-row>
          <table:table-cell table:style-name="表16.A2" office:value-type="string">
            <text:p text:style-name="P14">unake ~ <text:span text:style-name="T14">그의 / </text:span><text:span text:style-name="T11">ji:vanaka:l ~ 일생 / ke / do:ran ~ 동안</text:span></text:p>
            <text:p text:style-name="P26">hindu: / o:r ~ 그리고 / musalama:n ~ 무슬림 / donong ~ 兩者都 / ne ~ 있다</text:p>
            <text:p text:style-name="P26">unheng ~ 그들 / apane ~ 우리의 / vicha:r ~ 아이디어 / ke / lie ~ 대한</text:p>
            <text:p text:style-name="P26">dhamaki: ~ 위협 / di: ~ Given / thi: ~ 이었다</text:p>
          </table:table-cell>
        </table:table-row>
      </table:table>
      <text:p text:style-name="P2">2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कबीर पंथ नामक धार्मिक </text:p>
            <text:p text:style-name="P15">सम्प्रदाय इनकी शिक्षाओं के</text:p>
            <text:p text:style-name="P15"><text:s/>अनुयायी हैं।</text:p>
          </table:table-cell>
        </table:table-row>
        <table:table-row>
          <table:table-cell table:style-name="表17.A2" office:value-type="string">
            <text:p text:style-name="P10">kabi:r / pangth ~ 컬트 / na:mak ~ Called / dha:rmik ~ Religious</text:p>
            <text:p text:style-name="P10">samprada:y ~ 커뮤니티 / inaki: ~ 그들의 / shiksha:ong ~ Teachings / ke</text:p>
            <text:p text:style-name="P10">anuya:yi: ~ Followers / he:ng ~ Are</text:p>
          </table:table-cell>
        </table:table-row>
      </table:table>
      <text:p text:style-name="P2">1. 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जीवन</text:p>
            <text:p text:style-name="P15">कबीर के (लगभग 14वीं-15वीं शताब्दी)जन्म स्थान के </text:p>
            <text:p text:style-name="P15">बारे में विद्वानों में मतभेद</text:p>
            <text:p text:style-name="P15"><text:soft-page-break/><text:s/>है परन्तु अधिकतर विद्वान </text:p>
            <text:p text:style-name="P15">इनका जन्म काशी में ही</text:p>
            <text:p text:style-name="P15"><text:s/>मानते हैं,</text:p>
          </table:table-cell>
        </table:table-row>
        <table:table-row>
          <table:table-cell table:style-name="表18.A2" office:value-type="string">
            <text:p text:style-name="P10">ji:van ~ 인생</text:p>
            <text:p text:style-name="P10">kabi:r / ke / (lagabhag ~ 거의 / shata:bdi ~ 세기 / jan<text:span text:style-name="T11">am ~ 탄생 / stha:n ~ 위치 / ke</text:span></text:p>
            <text:p text:style-name="P11">ba:re meng ~ about / vidva:nong ~ 학자 / meng / matabhed ~ Difference</text:p>
            <text:p text:style-name="P11">he: ~ is / parantu ~ 그러나 / adhikatar ~ 대부분 / vidva:n ~ 학자</text:p>
            <text:p text:style-name="P10">inka: ~ 그들의 / jan<text:span text:style-name="T11">m ~ 탄생 / ka:shi: ~ Kashi / meng ~ in / hi: ~ 만</text:span></text:p>
            <text:p text:style-name="P10">ma:nte ~ 고려 / he:ng</text:p>
          </table:table-cell>
        </table:table-row>
      </table:table>
      <text:p text:style-name="P2"/>
      <text:p text:style-name="P7"><text:span text:style-name="T3">[next] </text:span><text:span text:style-name="T4">“जिसकी पुष्टि”</text:span></text:p>
      <text:p text:style-name="Text_20_body"/>
      <text:p text:style-name="P6">[/  20191219_142408]</text:p>
      <text:p text:style-name="Text_20_body"/>
      <text:p text:style-name="P8"/>
      <text:p text:style-name="P1">------------------------------------------------------------</text:p>
      <text:p text:style-name="P5">[20191220_170916]</text:p>
      <text:p text:style-name="Text_20_body"/>
      <text:p text:style-name="P7"><text:span text:style-name="T1">1. </text:span><text:a xlink:type="simple" xlink:href="https://hi.wikipedia.org/wiki/कब" text:style-name="Internet_20_link" text:visited-style-name="Visited_20_Internet_20_Link"><text:span text:style-name="T6">https://hi.wikipedia.org/wiki/कब</text:span></text:a><text:span text:style-name="T5">ीर</text:span></text:p>
      <text:p text:style-name="P2">1. 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<text:s/>जिसकी पुष्टि स्वयं कबीर का यह </text:p>
            <text:p text:style-name="P15">कथन भी करता है। </text:p>
          </table:table-cell>
        </table:table-row>
        <table:table-row>
          <table:table-cell table:style-name="表19.A2" office:value-type="string">
            <text:p text:style-name="P10">jiski: ~ Which / pus%t%i ~ 확인 / svayang ~ 자체 / ka: / ye ~ 이것</text:p>
            <text:p text:style-name="P10">kathan ~ 진술 / bhi: ~ also / karta ~ to do</text:p>
          </table:table-cell>
        </table:table-row>
      </table:table>
      <text:p text:style-name="P2">2. </text:p>
      <table:table table:name="表20" table:style-name="表20">
        <table:table-column table:style-name="表20.A"/>
        <text:soft-page-break/>
        <table:table-row>
          <table:table-cell table:style-name="表20.A1" office:value-type="string">
            <text:p text:style-name="P15">"काशी में परगट भये </text:p>
            <text:p text:style-name="P15">,रामानंद चेताये "</text:p>
          </table:table-cell>
        </table:table-row>
        <table:table-row>
          <table:table-cell table:style-name="表20.A2" office:value-type="string">
            <text:p text:style-name="P10">kashi: meng ~ 카시에서 / pargat% ~ Pargat / Bhaye ~ 친애하는</text:p>
            <text:p text:style-name="P10">rama:nand ~ Ramanand / cheta:ye ~ 경고</text:p>
          </table:table-cell>
        </table:table-row>
      </table:table>
      <text:p text:style-name="P3"/>
      <text:p text:style-name="P7"><text:span text:style-name="T3">[next] </text:span><text:span text:style-name="T4">कबीर के गुरु</text:span></text:p>
      <text:p text:style-name="Text_20_body"/>
      <text:p text:style-name="P6">[/  20191220_172429]</text:p>
      <text:p text:style-name="Text_20_body"/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5"/>
          </table:table-cell>
        </table:table-row>
        <table:table-row>
          <table:table-cell table:style-name="表21.A2" office:value-type="string">
            <text:p text:style-name="P10"/>
          </table:table-cell>
        </table:table-row>
      </table:table>
      <text:p text:style-name="P2">2. 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5"/>
          </table:table-cell>
        </table:table-row>
        <table:table-row>
          <table:table-cell table:style-name="表22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P1"><text:soft-page-break/></text:p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5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5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SH</text:p>
          </table:table-cell>
          <table:table-cell table:style-name="表236.C1" office:value-type="string">
            <text:p text:style-name="P12">fre<text:span text:style-name="T11">nch “chiffr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j</text:p>
          </table:table-cell>
          <table:table-cell table:style-name="表236.C2" office:value-type="string">
            <text:p text:style-name="P12">fre<text:span text:style-name="T11">nch “j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*ng<office:annotation office:name="__Annotation__1456_219229384"><dc:creator>iwabuchi ken</dc:creator><dc:date>2019-12-16T08:18:16.97</dc:date><text:p text:style-name="P37"><text:span text:style-name="T15">end of the word, no chars further.</text:span></text:p></office:annotation><text:span text:style-name="T11">$</text:span><office:annotation-end office:name="__Annotation__1456_219229384"/></text:p>
          </table:table-cell>
          <table:table-cell table:style-name="表236.C2" office:value-type="string">
            <text:p text:style-name="P12">nasal(en.)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th%</text:p>
          </table:table-cell>
          <table:table-cell table:style-name="表236.C2" office:value-type="string">
            <text:p text:style-name="P12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r^</text:p>
          </table:table-cell>
          <table:table-cell table:style-name="表236.C2" office:value-type="string">
            <text:p text:style-name="P12">“r̥”</text:p>
          </table:table-cell>
        </table:table-row>
        <text:soft-page-break/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%</text:p>
          </table:table-cell>
          <table:table-cell table:style-name="表236.C2" office:value-type="string">
            <text:p text:style-name="P12">“ḍ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z</text:p>
          </table:table-cell>
          <table:table-cell table:style-name="表236.C2" office:value-type="string">
            <text:p text:style-name="P12">english “the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  <text:p text:style-name="P4"/>
      <text:p text:style-name="P19">------------------------------- [STEPS : closing] 20191220_172621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9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23.A2" office:value-type="string">
            <text:p text:style-name="P29"/>
          </table:table-cell>
        </table:table-row>
      </table:table>
      <text:p text:style-name="P18"/>
      <text:p text:style-name="P24">/ --------------------------- [STEPS : closing] 20191220_172621 /</text:p>
      <text:p text:style-name="P24"/>
      <text:p text:style-name="P20">------------------------------------- [DOCS] 20191220_172652</text:p>
      <text:p text:style-name="P20"/>
      <table:table table:name="表24" table:style-name="表24">
        <table:table-column table:style-name="表24.A"/>
        <table:table-row>
          <table:table-cell table:style-name="表24.A1" office:value-type="string">
            <text:p text:style-name="P21">C:\WORKS_2\WS\WS_Others.JVEMV6\JVEMV6\37_miscs\20_philosophy\log_JVE_37-20.[philosophy].odt</text:p>
          </table:table-cell>
        </table:table-row>
        <table:table-row>
          <table:table-cell table:style-name="表24.A2" office:value-type="string">
            <text:p text:style-name="P29"/>
          </table:table-cell>
        </table:table-row>
      </table:table>
      <text:p text:style-name="P22"/>
      <text:p text:style-name="P25">/ <text:span text:style-name="T10">------------------------------------- [DOCS] 20191220_172652 /</text:span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20T17:27:14.21</dc:date>
    <dc:creator>iwabuchi ken</dc:creator>
    <meta:editing-duration>PT6H47M32S</meta:editing-duration>
    <meta:editing-cycles>12</meta:editing-cycles>
    <meta:generator>OpenOffice/4.1.3$Win32 OpenOffice.org_project/413m1$Build-9783</meta:generator>
    <meta:document-statistic meta:table-count="27" meta:image-count="0" meta:object-count="0" meta:page-count="11" meta:paragraph-count="202" meta:word-count="1280" meta:character-count="6328"/>
  </office:meta>
</office:document-meta>
</file>